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113643" officeooo:paragraph-rsid="00113643"/>
    </style:style>
    <style:style style:name="P2" style:family="paragraph" style:parent-style-name="Textkörper_20_Einrückung_20_Organon" style:list-style-name="L1">
      <style:text-properties officeooo:rsid="00113643" officeooo:paragraph-rsid="00113643"/>
    </style:style>
    <style:style style:name="T1" style:family="text">
      <style:text-properties officeooo:rsid="0011364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1">
        <text:h text:style-name="Heading_20_3" text:outline-level="3">Personas <text:span text:style-name="T1">(nur LO)</text:span></text:h>
        <text:p text:style-name="P1">Unter dem Reiter „Design: Personas“ in den Organon Einstellungen können schnell und einfach Personas erstellt und diese sowie bereits vorhandene gesetzt oder gelöscht werden.</text:p>
        <text:p text:style-name="P1"/>
        <text:list xml:id="list6025352519911257945" text:style-name="L1">
          <text:list-item>
            <text:p text:style-name="P2">Um ein Persona zu setzen, muss ein Persona in der linken Spalte ausgewählt werden. Die Schriftfarbe richtet sich nach angezeigten Schriftfarbe in der mittleren Spalte. „Persona anwenden“ klicken.</text:p>
          </text:list-item>
          <text:list-item>
            <text:p text:style-name="P2">Um ein Persona zu löschen, Persona aussuchen und den „Persona löschen“ Button klicken.</text:p>
          </text:list-item>
          <text:list-item>
            <text:p text:style-name="P2">Um ein neues Persona zu erstellen, muss in das Textfeld der rechten Spalte ein Name eingegeben werden. Es bestehen folgende Möglichkeiten der Erstellung:</text:p>
            <text:list>
              <text:list-item>
                <text:p text:style-name="P2">einfarbig: nur „Hintergrund Farbe“ anwählen</text:p>
              </text:list-item>
              <text:list-item>
                <text:p text:style-name="P2">Verlauf: „Hintergrund Verlauf“ anwählen. Organon erstellt aus Hintergrund Farbe und Hintergrund Verlauf einen einfachen vertikalen Verlauf.</text:p>
              </text:list-item>
              <text:list-item>
                <text:p text:style-name="P2">Nutzer: Organon erstellt aus dem vom Nutzer ausgewählten Bild ein neues Persona. Die Bilddatei muss die Mindestmaße 2500px * 200px haben , da sie ansonsten später nicht mehr gefunden und damit benutzt werden kann.</text:p>
              </text:list-item>
            </text:list>
          </text:list-item>
        </text:list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9T12:41:26.462000000</dc:date>
    <meta:editing-duration>P0D</meta:editing-duration>
    <meta:editing-cycles>1</meta:editing-cycles>
    <meta:document-statistic meta:table-count="0" meta:image-count="0" meta:object-count="0" meta:page-count="1" meta:paragraph-count="8" meta:word-count="152" meta:character-count="1026" meta:non-whitespace-character-count="888"/>
    <meta:generator>LibreOffice/4.4.3.2$Windows_x86 LibreOffice_project/88805f81e9fe61362df02b9941de8e38a9b5fd16</meta:generator>
  </office:meta>
</office:document-meta>
</file>